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7D000002922043F00A2EEF2B0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7.25cm" fo:min-width="13.5cm"/>
    </style:style>
    <style:style style:name="gr2" style:family="graphic" style:parent-style-name="standard">
      <style:graphic-properties draw:fill-color="#ff00cc" draw:opacity="32%" draw:textarea-horizontal-align="justify" draw:textarea-vertical-align="middle" draw:auto-grow-height="false" fo:min-height="5.15cm" fo:min-width="7.5cm"/>
    </style:style>
    <style:style style:name="gr3" style:family="graphic" style:parent-style-name="standard">
      <style:graphic-properties draw:textarea-horizontal-align="justify" draw:textarea-vertical-align="middle" draw:auto-grow-height="false" fo:min-height="2.15cm" fo:min-width="4cm"/>
    </style:style>
    <style:style style:name="gr4" style:family="graphic" style:parent-style-name="standard">
      <style:graphic-properties draw:textarea-horizontal-align="justify" draw:textarea-vertical-align="middle" draw:auto-grow-height="false" fo:min-height="2.35cm" fo:min-width="4.6cm"/>
    </style:style>
    <style:style style:name="gr5" style:family="graphic" style:parent-style-name="standard">
      <style:graphic-properties draw:fill-color="#ff00cc" draw:opacity="32%" draw:textarea-horizontal-align="justify" draw:textarea-vertical-align="middle" draw:auto-grow-height="false" fo:min-height="1.85cm" fo:min-width="2.9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1.45cm" fo:min-width="2.1cm"/>
    </style:style>
    <style:style style:name="gr8" style:family="graphic" style:parent-style-name="standard">
      <style:graphic-properties draw:stroke="none" svg:stroke-color="#000000" draw:fill="none" draw:fill-color="#ffffff" fo:min-height="0.95cm"/>
    </style:style>
    <style:style style:name="gr9" style:family="graphic" style:parent-style-name="standard">
      <style:graphic-properties draw:textarea-horizontal-align="justify" draw:textarea-vertical-align="middle" draw:auto-grow-height="false" fo:min-height="3.85cm" fo:min-width="5.5cm"/>
    </style:style>
    <style:style style:name="gr10" style:family="graphic" style:parent-style-name="standard">
      <style:graphic-properties draw:textarea-horizontal-align="justify" draw:textarea-vertical-align="middle" draw:auto-grow-height="false" fo:min-height="3.15cm" fo:min-width="5.4cm"/>
    </style:style>
    <style:style style:name="gr11" style:family="graphic" style:parent-style-name="standard">
      <style:graphic-properties draw:textarea-horizontal-align="justify" draw:textarea-vertical-align="middle" draw:auto-grow-height="false" fo:min-height="6.35cm" fo:min-width="17.9cm"/>
    </style:style>
    <style:style style:name="gr12" style:family="graphic" style:parent-style-name="standard">
      <style:graphic-properties draw:fill-color="#ff00cc" draw:opacity="38%" draw:textarea-horizontal-align="justify" draw:textarea-vertical-align="middle" draw:auto-grow-height="false" fo:min-height="2.25cm" fo:min-width="5.2cm"/>
    </style:style>
    <style:style style:name="gr13" style:family="graphic" style:parent-style-name="standard">
      <style:graphic-properties draw:textarea-horizontal-align="justify" draw:textarea-vertical-align="middle" draw:auto-grow-height="false" fo:min-height="4.55cm" fo:min-width="8.2cm"/>
    </style:style>
    <style:style style:name="gr1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-color="#ff00cc" draw:opacity="32%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00cc" draw:opacity="38%"/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4cm" svg:height="7.5cm" svg:x="6.3cm" svg:y="8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8cm" svg:height="5.4cm" svg:x="6.8cm" svg:y="9.2cm">
          <text:p text:style-name="P1"/>
          <text:p text:style-name="P1">Yudistira, Bhima, Arjuna</text:p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1" xml:id="id1" draw:id="id1" draw:layer="layout" svg:width="4.5cm" svg:height="2.4cm" svg:x="1cm" svg:y="2.8cm">
          <text:p text:style-name="P1">Kunti</text:p>
          <draw:enhanced-geometry svg:viewBox="0 0 21600 21600" draw:type="rectangle" draw:enhanced-path="M 0 0 L 21600 0 21600 21600 0 21600 0 0 Z N"/>
        </draw:custom-shape>
        <draw:custom-shape draw:style-name="gr4" draw:text-style-name="P1" xml:id="id3" draw:id="id3" draw:layer="layout" svg:width="5.1cm" svg:height="2.6cm" svg:x="6cm" svg:y="2.8cm">
          <text:p text:style-name="P1">Pandu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.4cm" svg:height="2.1cm" svg:x="16.1cm" svg:y="9.5cm">
          <text:p text:style-name="P1">Nakula, </text:p>
          <text:p text:style-name="P1">sahadeva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svg:x1="3.25cm" svg:y1="5.2cm" svg:x2="10.8cm" svg:y2="9.2cm" draw:start-shape="id1" draw:start-glue-point="2" draw:end-shape="id2" svg:d="M3250 5200v2000h7550v2000" svg:viewBox="0 0 7551 4001">
          <text:p/>
        </draw:connector>
        <draw:connector draw:style-name="gr6" draw:text-style-name="P3" draw:layer="layout" svg:x1="8.55cm" svg:y1="5.4cm" svg:x2="10.8cm" svg:y2="9.2cm" draw:start-shape="id3" draw:start-glue-point="2" draw:end-shape="id2" draw:end-glue-point="0" svg:d="M8550 5400v1900h2250v1900" svg:viewBox="0 0 2251 3801">
          <text:p/>
        </draw:connector>
        <draw:custom-shape draw:style-name="gr7" draw:text-style-name="P1" xml:id="id4" draw:id="id4" draw:layer="layout" svg:width="2.6cm" svg:height="1.7cm" svg:x="1.3cm" svg:y="7.9cm">
          <text:p text:style-name="P1">Karna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svg:x1="1cm" svg:y1="4cm" svg:x2="1.3cm" svg:y2="8.75cm" draw:start-shape="id1" draw:start-glue-point="3" draw:end-shape="id4" svg:d="M1000 4000h-501v4750h801" svg:viewBox="0 0 802 4751">
          <text:p/>
        </draw:connector>
        <draw:frame draw:style-name="gr8" draw:text-style-name="P4" draw:layer="layout" svg:width="4.9cm" svg:height="1.2cm" svg:x="15.5cm" svg:y="14.6cm">
          <draw:text-box>
            <text:p text:style-name="P1"><text:span text:style-name="T1">Pandavas</text:span>:</text:p>
          </draw:text-box>
        </draw:frame>
        <draw:custom-shape draw:style-name="gr9" draw:text-style-name="P1" xml:id="id5" draw:id="id5" draw:layer="layout" svg:width="6cm" svg:height="4.1cm" svg:x="1.5cm" svg:y="17.6cm">
          <text:p text:style-name="P1">Dritharastra</text:p>
          <text:p text:style-name="P1">(Blind)</text:p>
          <draw:enhanced-geometry svg:viewBox="0 0 21600 21600" draw:type="rectangle" draw:enhanced-path="M 0 0 L 21600 0 21600 21600 0 21600 0 0 Z N"/>
        </draw:custom-shape>
        <draw:custom-shape draw:style-name="gr10" draw:text-style-name="P1" xml:id="id7" draw:id="id7" draw:layer="layout" svg:width="5.9cm" svg:height="3.4cm" svg:x="8.2cm" svg:y="17.9cm">
          <text:p text:style-name="P1">Gandhari</text:p>
          <text:p text:style-name="P1">(willingly blindfolded </text:p>
          <text:p text:style-name="P1">herself)</text:p>
          <draw:enhanced-geometry svg:viewBox="0 0 21600 21600" draw:type="rectangle" draw:enhanced-path="M 0 0 L 21600 0 21600 21600 0 21600 0 0 Z N"/>
        </draw:custom-shape>
        <draw:custom-shape draw:style-name="gr11" draw:text-style-name="P1" xml:id="id6" draw:id="id6" draw:layer="layout" svg:width="18.4cm" svg:height="6.6cm" svg:x="1.8cm" svg:y="23.1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4.9cm" svg:height="1.2cm" svg:x="15.4cm" svg:y="28.4cm">
          <draw:text-box>
            <text:p text:style-name="P1"><text:span text:style-name="T1">Kauravas</text:span>:</text:p>
          </draw:text-box>
        </draw:frame>
        <draw:custom-shape draw:style-name="gr12" draw:text-style-name="P5" draw:layer="layout" svg:width="5.7cm" svg:height="2.5cm" svg:x="3.2cm" svg:y="25cm">
          <text:p text:style-name="P1">Duryodhana</text:p>
          <text:p text:style-name="P1">(eldest)</text:p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5.7cm" svg:height="2.5cm" svg:x="11.3cm" svg:y="25cm">
          <text:p text:style-name="P1">+99 other sons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svg:x1="4.5cm" svg:y1="21.7cm" svg:x2="11cm" svg:y2="23.1cm" draw:start-shape="id5" draw:start-glue-point="2" draw:end-shape="id6" svg:d="M4500 21700v700h6500v700" svg:viewBox="0 0 6501 1401">
          <text:p/>
        </draw:connector>
        <draw:connector draw:style-name="gr6" draw:text-style-name="P3" draw:layer="layout" svg:x1="11.15cm" svg:y1="21.3cm" svg:x2="11cm" svg:y2="23.1cm" draw:start-shape="id7" draw:start-glue-point="2" draw:end-shape="id6" draw:end-glue-point="0" svg:d="M11150 21300v900h-150v900" svg:viewBox="0 0 151 1801">
          <text:p/>
        </draw:connector>
        <draw:custom-shape draw:style-name="gr13" draw:text-style-name="P1" draw:layer="layout" svg:width="8.7cm" svg:height="4.8cm" svg:x="21.3cm" svg:y="17.2cm">
          <text:p text:style-name="P1">Vidura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frame draw:style-name="gr14" draw:text-style-name="P1" draw:layer="layout" svg:width="29.34cm" svg:height="16.8cm" svg:x="0.3cm" svg:y="1.9cm">
          <draw:image xlink:href="Pictures/100000000000047D000002922043F00A2EEF2B0C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Z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10-06T19:24:49.254000000</meta:creation-date>
    <dc:date>2021-10-13T18:56:55.355000000</dc:date>
    <meta:editing-duration>PT1H31S</meta:editing-duration>
    <meta:editing-cycles>4</meta:editing-cycles>
    <meta:generator>LibreOffice/5.1.4.2$Windows_x86 LibreOffice_project/f99d75f39f1c57ebdd7ffc5f42867c12031db97a</meta:generator>
    <meta:document-statistic meta:object-count="20"/>
  </office:meta>
</office:document-meta>
</file>